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, sans-serif"/>
    <style:font-face style:name="verdana" svg:font-family="verdana, helvetic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color="#b3b3b3" fo:font-style="italic" fo:background-color="transparent" style:font-style-asian="italic" style:font-style-complex="italic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0" style:family="paragraph" style:parent-style-name="Standard" style:list-style-name="L2"/>
    <style:style style:name="P11" style:family="paragraph" style:parent-style-name="Standard" style:list-style-name="L3"/>
    <style:style style:name="P12" style:family="paragraph" style:parent-style-name="Standard" style:list-style-name="L4"/>
    <style:style style:name="P13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15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 style:list-style-name="L5"/>
    <style:style style:name="P18" style:family="paragraph" style:parent-style-name="Standard" style:list-style-name="L6"/>
    <style:style style:name="P19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Standard" style:list-style-name="L7"/>
    <style:style style:name="P22" style:family="paragraph" style:parent-style-name="Standard" style:list-style-name="L9">
      <style:paragraph-properties>
        <style:tab-stops/>
      </style:paragraph-properties>
    </style:style>
    <style:style style:name="P23" style:family="paragraph" style:parent-style-name="Standard" style:list-style-name="L10"/>
    <style:style style:name="P24" style:family="paragraph" style:parent-style-name="Standard">
      <style:text-properties fo:color="#355e00" fo:font-weight="bold" style:font-weight-asian="bold" style:font-weight-complex="bold"/>
    </style:style>
    <style:style style:name="P25" style:family="paragraph" style:parent-style-name="Standard" style:list-style-name="L5">
      <style:paragraph-properties fo:margin-left="2.501cm" fo:margin-right="0cm" fo:text-indent="-0.635cm" style:auto-text-indent="false"/>
      <style:text-properties fo:font-weight="normal"/>
    </style:style>
    <style:style style:name="P26" style:family="paragraph" style:parent-style-name="Standard" style:list-style-name="L6">
      <style:paragraph-properties fo:margin-left="2.501cm" fo:margin-right="0cm" fo:text-indent="-0.635cm" style:auto-text-indent="false"/>
      <style:text-properties fo:font-weight="normal" style:font-weight-asian="normal" style:font-weight-complex="normal"/>
    </style:style>
    <style:style style:name="P27" style:family="paragraph" style:parent-style-name="Standard">
      <style:paragraph-properties fo:margin-left="0.781cm" fo:margin-right="0cm" fo:text-indent="0cm" style:auto-text-indent="false"/>
    </style:style>
    <style:style style:name="P28" style:family="paragraph" style:parent-style-name="Standard">
      <style:paragraph-properties fo:margin-left="0.781cm" fo:margin-right="0cm" fo:text-indent="0cm" style:auto-text-indent="false"/>
      <style:text-properties fo:font-weight="normal" style:font-weight-asian="normal" style:font-weight-complex="normal"/>
    </style:style>
    <style:style style:name="P29" style:family="paragraph" style:parent-style-name="Standard">
      <style:paragraph-properties fo:margin-left="0.781cm" fo:margin-right="0cm" fo:text-indent="0cm" style:auto-text-indent="false"/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color="#b3b3b3" fo:font-style="italic" style:text-underline-style="solid" style:text-underline-width="auto" style:text-underline-color="font-color" fo:font-weight="normal" fo:background-color="transparent" style:font-style-asian="italic" style:font-weight-asian="normal" style:font-style-complex="italic" style:font-weight-complex="normal"/>
    </style:style>
    <style:style style:name="T4" style:family="text">
      <style:text-properties fo:color="#b3b3b3" fo:font-style="italic" style:text-underline-style="solid" style:text-underline-width="auto" style:text-underline-color="font-color" fo:background-color="transparent" style:font-style-asian="italic" style:font-style-complex="italic"/>
    </style:style>
    <style:style style:name="T5" style:family="text">
      <style:text-properties fo:color="#b3b3b3" fo:font-style="italic" style:text-underline-style="none" fo:background-color="transparent" style:font-style-asian="italic" style:font-style-complex="italic"/>
    </style:style>
    <style:style style:name="T6" style:family="text">
      <style:text-properties fo:font-variant="normal" fo:text-transform="none" fo:color="#b3b3b3" style:font-name="Liberation Serif" fo:font-size="12pt" fo:letter-spacing="normal" fo:font-style="italic" style:text-underline-style="none" fo:font-weight="normal" fo:background-color="transparent" style:font-size-asian="12pt" style:font-style-asian="italic" style:font-size-complex="12pt" style:font-style-complex="italic"/>
    </style:style>
    <style:style style:name="T7" style:family="text">
      <style:text-properties fo:font-variant="normal" fo:text-transform="none" fo:color="#000000" style:font-name="verdana" fo:font-size="9pt" fo:letter-spacing="normal" fo:font-style="normal" fo:font-weight="bold" style:font-weight-asian="normal" style:font-weight-complex="normal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color="#ff3333"/>
    </style:style>
    <style:style style:name="T16" style:family="text">
      <style:text-properties fo:color="#ff3333" fo:font-weight="normal" style:font-weight-asian="normal" style:font-weight-complex="normal"/>
    </style:style>
    <style:style style:name="T17" style:family="text">
      <style:text-properties style:font-style-asian="italic"/>
    </style:style>
    <style:style style:name="T18" style:family="text">
      <style:text-properties style:font-weight-asian="bold"/>
    </style:style>
    <style:style style:name="T19" style:family="text">
      <style:text-properties style:font-style-complex="italic"/>
    </style:style>
    <style:style style:name="T20" style:family="text">
      <style:text-properties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51cm" fo:text-indent="-0.635cm" fo:margin-left="2.0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86cm" fo:text-indent="-0.635cm" fo:margin-left="2.6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21cm" fo:text-indent="-0.635cm" fo:margin-left="3.3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56cm" fo:text-indent="-0.635cm" fo:margin-left="3.9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91cm" fo:text-indent="-0.635cm" fo:margin-left="4.5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26cm" fo:text-indent="-0.635cm" fo:margin-left="5.2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61cm" fo:text-indent="-0.635cm" fo:margin-left="5.8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96cm" fo:text-indent="-0.635cm" fo:margin-left="6.4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31cm" fo:text-indent="-0.635cm" fo:margin-left="7.1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66cm" fo:text-indent="-0.635cm" fo:margin-left="7.76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2cm" fo:text-indent="-0.635cm" fo:margin-left="1.3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97cm" fo:text-indent="-0.635cm" fo:margin-left="1.9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67cm" fo:text-indent="-0.635cm" fo:margin-left="3.2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02cm" fo:text-indent="-0.635cm" fo:margin-left="3.9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37cm" fo:text-indent="-0.635cm" fo:margin-left="4.5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2cm" fo:text-indent="-0.635cm" fo:margin-left="5.1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07cm" fo:text-indent="-0.635cm" fo:margin-left="5.8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2cm" fo:text-indent="-0.635cm" fo:margin-left="6.4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77cm" fo:text-indent="-0.635cm" fo:margin-left="7.077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3cm" fo:text-indent="-0.635cm" fo:margin-left="1.2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28cm" fo:text-indent="-0.635cm" fo:margin-left="1.9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3cm" fo:text-indent="-0.635cm" fo:margin-left="2.5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98cm" fo:text-indent="-0.635cm" fo:margin-left="3.1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3cm" fo:text-indent="-0.635cm" fo:margin-left="3.8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68cm" fo:text-indent="-0.635cm" fo:margin-left="4.4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3cm" fo:text-indent="-0.635cm" fo:margin-left="5.1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38cm" fo:text-indent="-0.635cm" fo:margin-left="5.7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3cm" fo:text-indent="-0.635cm" fo:margin-left="6.3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08cm" fo:text-indent="-0.635cm" fo:margin-left="7.008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anual de usuario</text:p>
      <text:p text:style-name="Standard"/>
      <text:p text:style-name="P24">Instalación</text:p>
      <text:p text:style-name="P4"/>
      <text:p text:style-name="P3">En Microsoft Windows 7:</text:p>
      <text:p text:style-name="P4"><text:tab/></text:p>
      <text:p text:style-name="P15">Componentes necesarios a instalar:</text:p>
      <text:list xml:id="list1127272465" text:style-name="L5">
        <text:list-item>
          <text:list>
            <text:list-item>
              <text:p text:style-name="P17"><text:span text:style-name="T7">XAMPP 1.7.7 , incluye: (</text:span><text:a xlink:type="simple" xlink:href="http://www.apachefriends.org/en/xampp-windows.html">http://www.apachefriends.org/en/xampp-windows.html</text:a><text:span text:style-name="T7">)</text:span></text:p>
            </text:list-item>
            <text:list-item>
              <text:p text:style-name="P25"><text:span text:style-name="T7">Apache 2.2.21</text:span></text:p>
            </text:list-item>
            <text:list-item>
              <text:p text:style-name="P25"><text:span text:style-name="T7">MySQL 5.5.16</text:span></text:p>
            </text:list-item>
            <text:list-item>
              <text:p text:style-name="P25"><text:span text:style-name="T7">PHP 5.3.8</text:span></text:p>
            </text:list-item>
            <text:list-item>
              <text:p text:style-name="P25"><text:span text:style-name="T7">phpMyAdmin 3.4.5</text:span></text:p>
            </text:list-item>
            <text:list-item>
              <text:p text:style-name="P25"><text:span text:style-name="T7">FileZilla FTP Server 0.9.39</text:span></text:p>
            </text:list-item>
            <text:list-item>
              <text:p text:style-name="P25"><text:span text:style-name="T7">Tomcat 7.0.21 (with mod_proxy_ajp as connector)</text:span></text:p>
            </text:list-item>
          </text:list>
        </text:list-item>
      </text:list>
      <text:list xml:id="list1501820790" text:style-name="L6">
        <text:list-item>
          <text:list>
            <text:list-item>
              <text:p text:style-name="P18"><text:span text:style-name="T10">Para administrar la base de datos Mysql: (</text:span><text:a xlink:type="simple" xlink:href="http://dev.mysql.com/downloads/gui-tools/5.0.html">http://dev.mysql.com/downloads/gui-tools/5.0.html</text:a><text:span text:style-name="T10">)</text:span></text:p>
            </text:list-item>
            <text:list-item>
              <text:p text:style-name="P26">Mysql Administrator y Mysql Query Browser</text:p>
            </text:list-item>
          </text:list>
        </text:list-item>
      </text:list>
      <text:p text:style-name="P2"/>
      <text:p text:style-name="P15">Activando el módulo mod_rewrite de apache en XAMPP para windows</text:p>
      <text:p text:style-name="P2"/>
      <text:p text:style-name="P4">El sistema esta construido para el framewrok de desarrollo para php llamado CodeIgniter y el famework de diseño de interfaces móviles Jquery Mobile. CodeIgniter requiere que el módulo de apache llamado mod_rewrite esté activado.</text:p>
      <text:p text:style-name="P2"/>
      <text:p text:style-name="P2"><text:span text:style-name="T10">Para activar dicho módulo sigue estos pasos:</text:span></text:p>
      <text:p text:style-name="P2"><text:span text:style-name="T10"/></text:p>
      <text:p text:style-name="P2"><text:span text:style-name="T10">Con un editor de textos abrimos el archivo</text:span><text:span text:style-name="T14"> </text:span><text:span text:style-name="T12">httpd.conf</text:span><text:span text:style-name="T10"> de XAMPP, lo encontás en </text:span><text:span text:style-name="T12">C:\xampp\apache\conf</text:span></text:p>
      <text:p text:style-name="P2"><text:span text:style-name="T10">Alrededor de la línea 118 encontrarás la instrucción: </text:span><text:span text:style-name="T12">#LoadModule rewrite_module modules/mod_rewrite.so</text:span><text:span text:style-name="T10">, activás esta línea descomentandolo (osea quitás la </text:span><text:span text:style-name="T12">#</text:span><text:span text:style-name="T10">) y quedará: </text:span><text:span text:style-name="T12">LoadModule rewrite_module modules/mod_rewrite.so</text:span></text:p>
      <text:p text:style-name="P2"><text:span text:style-name="T10">Aproximadamente en las líneas 186 y 330 os encontrarás este grupo de instrucciones</text:span></text:p>
      <text:p text:style-name="P2"><text:span text:style-name="T10"/></text:p>
      <text:p text:style-name="P3">&lt;Directory /&gt;</text:p>
      <text:p text:style-name="P3"><text:s/>Options none</text:p>
      <text:p text:style-name="P3"><text:s/>AllowOverride none</text:p>
      <text:p text:style-name="P3">Order deny,allow</text:p>
      <text:p text:style-name="P3"><text:s/>Deny from all</text:p>
      <text:p text:style-name="P3">&lt;/Directory&gt;</text:p>
      <text:p text:style-name="P2"><text:span text:style-name="T10"/></text:p>
      <text:p text:style-name="P2"><text:span text:style-name="T10">modificadlo por:</text:span></text:p>
      <text:p text:style-name="P2"><text:span text:style-name="T10"/></text:p>
      <text:p text:style-name="P3">&lt;Directory /&gt;</text:p>
      <text:p text:style-name="P3"><text:s text:c="4"/>Options FollowSymLinks</text:p>
      <text:p text:style-name="P3"><text:s text:c="4"/>AllowOverride All</text:p>
      <text:p text:style-name="P3"><text:s text:c="4"/>Order deny,allow</text:p>
      <text:p text:style-name="P3"><text:soft-page-break/><text:s text:c="4"/>Deny from all</text:p>
      <text:p text:style-name="P3">&lt;/Directory&gt;</text:p>
      <text:p text:style-name="P2"><text:span text:style-name="T10"/></text:p>
      <text:p text:style-name="P2"><text:span text:style-name="T10">ahora guardas el archivo y reinicias el servidor Apache, por ejemplo desde xampp-control.exe, desde este momento el servidor local Xampp funciona en mod_rewrite.</text:span></text:p>
      <text:p text:style-name="P2"><text:span text:style-name="T10"/></text:p>
      <text:p text:style-name="P15">Instalación de la aplicación:</text:p>
      <text:p text:style-name="P3"/>
      <text:p text:style-name="P2"><text:span text:style-name="T10">- Descargar el archivo comprimido desde tu mail: </text:span><text:span text:style-name="T14">domotechapp</text:span><text:span text:style-name="T10">.zip</text:span></text:p>
      <text:p text:style-name="P2"><text:span text:style-name="T10">- Lo descomprimis y copias la carpeta </text:span><text:span text:style-name="T12">domotechapp</text:span><text:span text:style-name="T10"> al directorio </text:span><text:span text:style-name="T12">C:\xampp\htdocs\</text:span></text:p>
      <text:p text:style-name="P19">Ingresá al directorio <text:span text:style-name="T13">domotechapp</text:span> y abrí el archivo <text:span text:style-name="T13">.htaccess </text:span><text:span text:style-name="T12">(es un archivo oculto)</text:span><text:span text:style-name="T13"> , </text:span><text:span text:style-name="T12">si el archivo contiene algo, borra todo y pega lo siguiente:</text:span></text:p>
      <text:p text:style-name="P19"/>
      <text:p text:style-name="P3"><text:span text:style-name="T10"/></text:p>
      <text:p text:style-name="P3"><text:span text:style-name="T10">Options +FollowSymLinks</text:span></text:p>
      <text:p text:style-name="P3"><text:span text:style-name="T10">DirectoryIndex index.php</text:span></text:p>
      <text:p text:style-name="P3"><text:span text:style-name="T10">RewriteEngine On</text:span></text:p>
      <text:p text:style-name="P3"><text:span text:style-name="T10">RewriteBase /</text:span><text:span text:style-name="T16"> </text:span><text:span text:style-name="T15">domotechapp</text:span></text:p>
      <text:p text:style-name="P3"><text:span text:style-name="T10">RewriteCond $1 !^(index\.php|images|robots\.txt)</text:span></text:p>
      <text:p text:style-name="P3"><text:span text:style-name="T10">RewriteCond %{REQUEST_FILENAME} !-f</text:span></text:p>
      <text:p text:style-name="P3"><text:span text:style-name="T10">RewriteCond %{REQUEST_FILENAME} !-d</text:span></text:p>
      <text:p text:style-name="P3"><text:span text:style-name="T10">RewriteRule ^(.*)$ index.php/$1 [L]</text:span></text:p>
      <text:p text:style-name="P2"><text:span text:style-name="T10"/></text:p>
      <text:p text:style-name="P2"><text:span text:style-name="T10">La línea subrayada con rojo es muy importante, en ella se indica la carpeta donde está la aplicación web a la que se le esta realizando el cambio, si por decir la carpeta tuviera el nombre de "tablero" entonces en ese lugar iría /tablero</text:span></text:p>
      <text:p text:style-name="P2"><text:span text:style-name="T10"/></text:p>
      <text:p text:style-name="P14"><text:span text:style-name="T10">Aclaración:</text:span></text:p>
      <text:p text:style-name="P20"><text:span text:style-name="T10">El archivo .htaccess contiene <text:s/>las instrucciones necesarias para sobreescribir las URL de CodeIgniter.</text:span></text:p>
      <text:p text:style-name="P2"><text:span text:style-name="T10"/></text:p>
      <text:p text:style-name="P2"><text:span text:style-name="T10">Después de esto guardas los cambios realizados en el archivo .htaccess y reinicias apache mediante Xampp Control Panel o cualquier otro método.</text:span></text:p>
      <text:p text:style-name="P2"><text:span text:style-name="T10"/></text:p>
      <text:p text:style-name="P15">Configuración de la aplicación:</text:p>
      <text:p text:style-name="P2"/>
      <text:list xml:id="list1404232206" text:style-name="L7">
        <text:list-item>
          <text:p text:style-name="P21">Configuracion de la dirección url base de la aplicación:</text:p>
        </text:list-item>
      </text:list>
      <text:p text:style-name="P4"/>
      <text:p text:style-name="P28">Ingresa a <text:span text:style-name="T13">C:\xampp\htdocs\domotechapp\application\tableromovil\config\config.php</text:span></text:p>
      <text:p text:style-name="P29"/>
      <text:p text:style-name="P28">Cambias la linea:</text:p>
      <text:p text:style-name="P28"/>
      <text:p text:style-name="P28"><text:span text:style-name="T9">$config['base_url']<text:tab/>= '</text:span><text:a xlink:type="simple" xlink:href="http://localhost/repositorios/tableromovil/"><text:span text:style-name="T9">http://localhost/repositorios/tableromovil/</text:span></text:a><text:span text:style-name="T9">';</text:span></text:p>
      <text:p text:style-name="P28"/>
      <text:p text:style-name="P28">por:</text:p>
      <text:p text:style-name="P28"/>
      <text:p text:style-name="P29">$config['base_url']<text:tab/>= '<text:a xlink:type="simple" xlink:href="http://localhost/domotechapp/">http://localhost/domotechapp/</text:a>';</text:p>
      <text:p text:style-name="P27"><text:soft-page-break/><text:span text:style-name="T10">Guardas los cambios.</text:span></text:p>
      <text:p text:style-name="P27"><text:span text:style-name="T14"/></text:p>
      <text:list xml:id="list1900327609" text:style-name="L9">
        <text:list-item>
          <text:p text:style-name="P22"><text:span text:style-name="T13">Creación de la base de datos:</text:span></text:p>
        </text:list-item>
      </text:list>
      <text:p text:style-name="P29"/>
      <text:p text:style-name="P28">Ingresa a la aplicación <text:span text:style-name="T13">Mysql Administrator</text:span> y en la opción restaurar backup, busca el archivo:</text:p>
      <text:p text:style-name="P28"/>
      <text:p text:style-name="P28"><text:span text:style-name="T13">C:\xampp\htdocs\domotechapp/bd/domotechapp_local_1836.sql</text:span></text:p>
      <text:p text:style-name="P28"><text:span text:style-name="T13"/></text:p>
      <text:p text:style-name="P28"><text:span text:style-name="T12">presiona aceptar y si la base de datos no existia lo creará con todas las tablas necesarias para el correcto funcionamiento del sistema. Para asegurarte de que la base de datos se creó, ingresá a la aplicación </text:span><text:span text:style-name="T13">Mysql Query Browser.</text:span></text:p>
      <text:p text:style-name="P28"><text:span text:style-name="T13"/></text:p>
      <text:list xml:id="list1697543696" text:style-name="L10">
        <text:list-item>
          <text:p text:style-name="P23"><text:span text:style-name="T13">Configuración de la base de datos:</text:span></text:p>
        </text:list-item>
      </text:list>
      <text:p text:style-name="P29"/>
      <text:p text:style-name="P28">Ingresa a <text:span text:style-name="T13">C:\xampp\htdocs\domotechapp\application\tableromovil\config\database.php</text:span></text:p>
      <text:p text:style-name="P29"/>
      <text:p text:style-name="P28">Cambias la linea:</text:p>
      <text:p text:style-name="P28"/>
      <text:p text:style-name="P28"><text:span text:style-name="T9">$db['default']['hostname'] = 'localhost';</text:span></text:p>
      <text:p text:style-name="P28"><text:span text:style-name="T9">$db['default']['username'] = 'root';</text:span></text:p>
      <text:p text:style-name="P28"><text:span text:style-name="T9">$db['default']['password'] = 'pedro40114481';</text:span></text:p>
      <text:p text:style-name="P28"><text:span text:style-name="T9">$db['default']['database'] = 'tableromovil';</text:span></text:p>
      <text:p text:style-name="P28"/>
      <text:p text:style-name="P28">por:</text:p>
      <text:p text:style-name="P28"/>
      <text:p text:style-name="P29">$db['default']['hostname'] = 'localhost';</text:p>
      <text:p text:style-name="P29">$db['default']['username'] = 'root';</text:p>
      <text:p text:style-name="P29">$db['default']['password'] = 'tu_contraseña_de_la_base_de_datos_mysql';</text:p>
      <text:p text:style-name="P29">$db['default']['database'] = 'tableromovil';</text:p>
      <text:p text:style-name="P29"/>
      <text:p text:style-name="P28">Debes cambiar la contraseña por la que tengas configurada en mysql para el usuario root</text:p>
      <text:p text:style-name="P28"/>
      <text:p text:style-name="P28">Guardas los cambios.</text:p>
      <text:p text:style-name="P2"/>
      <text:p text:style-name="P24">Requisitos técnicos de uso del sistema</text:p>
      <text:p text:style-name="P2"/>
      <text:p text:style-name="P4">Esta aplicación está optimizada para ser usada con los siguientes “navegadores de internet ya sean para desktop o para móviles”:</text:p>
      <text:p text:style-name="P4"/>
      <text:p text:style-name="P3"><text:s/>Categoria A – Completa experiencia basada en Ajax con animaciones y transiciones de páginas</text:p>
      <text:p text:style-name="P4"/>
      <text:list xml:id="list1068959605" text:style-name="L2">
        <text:list-item>
          <text:p text:style-name="P10"><text:span text:style-name="T10">Apple iOS 3.2-5.0 - Tested on the original iPad (4.3 / 5.0), iPad 2 (4.3), original iPhone (3.1), iPhone 3 (3.2), 3GS (4.3), 4 (4.3 / 5.0), and 4S (5.0)</text:span></text:p>
        </text:list-item>
        <text:list-item>
          <text:p text:style-name="P10"><text:span text:style-name="T10">Android 2.1-2.3 – Tested on the HTC Incredible (2.2), original Droid (2.2), HTC Aria (2.1), Google Nexus S (2.3). Functional on 1.5 &amp; 1.6 but performance may be sluggish, tested on Google G1 (1.5)</text:span></text:p>
        </text:list-item>
        <text:list-item>
          <text:p text:style-name="P10"><text:soft-page-break/><text:span text:style-name="T10">Android 3.1 (Honeycomb) <text:s/>– Tested on the Samsung Galaxy Tab 10.1 and Motorola XOOM</text:span></text:p>
        </text:list-item>
        <text:list-item>
          <text:p text:style-name="P10"><text:span text:style-name="T10">Android 4.0 (ICS) <text:s/>– Since it’s very new, we don’t have a test phone in our lab but early reports are positive. Note: transitions can be poor on upgraded devices</text:span></text:p>
        </text:list-item>
        <text:list-item>
          <text:p text:style-name="P10"><text:span text:style-name="T10">Windows Phone 7-7.5 – Tested on the HTC Surround (7.0) HTC Trophy (7.5), LG-E900 (7.5), Nokia Lumia 800</text:span></text:p>
        </text:list-item>
        <text:list-item>
          <text:p text:style-name="P10"><text:span text:style-name="T10">Blackberry 6.0 – Tested on the Torch 9800 and Style 9670</text:span></text:p>
        </text:list-item>
        <text:list-item>
          <text:p text:style-name="P10"><text:span text:style-name="T10">Blackberry 7 – Tested on BlackBerry® Torch 9810</text:span></text:p>
        </text:list-item>
        <text:list-item>
          <text:p text:style-name="P10"><text:span text:style-name="T10">Blackberry Playbook (1.0-2.0) – Tested on PlayBook</text:span></text:p>
        </text:list-item>
        <text:list-item>
          <text:p text:style-name="P10"><text:span text:style-name="T10">Palm WebOS (1.4-2.0) – Tested on the Palm Pixi (1.4), Pre (1.4), Pre 2 (2.0)</text:span></text:p>
        </text:list-item>
        <text:list-item>
          <text:p text:style-name="P10"><text:span text:style-name="T10">Palm WebOS 3.0 – Tested on HP TouchPad</text:span></text:p>
        </text:list-item>
        <text:list-item>
          <text:p text:style-name="P10"><text:span text:style-name="T10">Firebox Mobile (10 Beta) – Tested on Android 2.3 device</text:span></text:p>
        </text:list-item>
        <text:list-item>
          <text:p text:style-name="P10"><text:span text:style-name="T10">Skyfire 4.1 - Tested on Android 2.3 device</text:span></text:p>
        </text:list-item>
        <text:list-item>
          <text:p text:style-name="P10"><text:span text:style-name="T10">Opera Mobile 11.5: Tested on Android 2.3</text:span></text:p>
        </text:list-item>
        <text:list-item>
          <text:p text:style-name="P10"><text:span text:style-name="T10">Meego 1.2 – Tested on Nokia 950 and N9</text:span></text:p>
        </text:list-item>
        <text:list-item>
          <text:p text:style-name="P10"><text:span text:style-name="T10">Samsung bada 2.0 – Tested on a Samsung Wave 3, Dolphin browser</text:span></text:p>
        </text:list-item>
        <text:list-item>
          <text:p text:style-name="P10"><text:span text:style-name="T10">UC Browser – Tested on Android 2.3 device</text:span></text:p>
        </text:list-item>
        <text:list-item>
          <text:p text:style-name="P10"><text:span text:style-name="T10">Kindle 3 and Fire - Tested on the built-in WebKit browser for each</text:span></text:p>
        </text:list-item>
        <text:list-item>
          <text:p text:style-name="P10"><text:span text:style-name="T10">Nook Color 1.4.1 – Tested on original Nook Color, not Nook Tablet</text:span></text:p>
        </text:list-item>
        <text:list-item>
          <text:p text:style-name="P10"><text:span text:style-name="T10">Chrome Desktop 11-17 - Tested on OS X 10.6.7 and Windows 7</text:span></text:p>
        </text:list-item>
        <text:list-item>
          <text:p text:style-name="P10"><text:span text:style-name="T10">Firefox Desktop 4-9 – Tested on OS X 10.6.7 and Windows 7</text:span></text:p>
        </text:list-item>
        <text:list-item>
          <text:p text:style-name="P10"><text:span text:style-name="T10">Internet Explorer 7-9 – Tested on Windows XP, Vista and 7</text:span></text:p>
        </text:list-item>
        <text:list-item>
          <text:p text:style-name="P10"><text:span text:style-name="T10">Opera Desktop 10-11 - Tested on OS X 10.6.7 and Windows 7</text:span></text:p>
        </text:list-item>
      </text:list>
      <text:p text:style-name="Standard"><text:span text:style-name="T10"/></text:p>
      <text:p text:style-name="P3">Categoria B – Buena experiencia de navegación sin caracteristicas de ajax.</text:p>
      <text:p text:style-name="P4"/>
      <text:list xml:id="list1647448203" text:style-name="L3">
        <text:list-item>
          <text:p text:style-name="P11"><text:span text:style-name="T10">Blackberry 5.0: Tested on the Storm 2 9550, Bold 9770</text:span></text:p>
        </text:list-item>
        <text:list-item>
          <text:p text:style-name="P11"><text:span text:style-name="T10">Opera Mini (5.0-6.5) - Tested on iOS 3.2/4.3 and Android 2.3</text:span></text:p>
        </text:list-item>
        <text:list-item>
          <text:p text:style-name="P11"><text:span text:style-name="T10">Nokia Symbian^3 - Tested on Nokia N8 (Symbian^3), C7 (Symbian^3), also works on N97 (Symbian^1)</text:span></text:p>
        </text:list-item>
        <text:list-item>
          <text:p text:style-name="P11"><text:span text:style-name="T10"/></text:p>
        </text:list-item>
      </text:list>
      <text:p text:style-name="P3">Caragoria C – Básico, experiencia básica en HTML </text:p>
      <text:p text:style-name="P4"/>
      <text:list xml:id="list2033617755" text:style-name="L4">
        <text:list-item>
          <text:p text:style-name="P12"><text:span text:style-name="T10">Blackberry 4.x - Tested on the Curve 8330</text:span></text:p>
        </text:list-item>
        <text:list-item>
          <text:p text:style-name="P12"><text:span text:style-name="T10">Windows Mobile - Tested on the HTC Leo (WinMo 5.2)</text:span></text:p>
        </text:list-item>
        <text:list-item>
          <text:p text:style-name="P12"><text:span text:style-name="T10">All older smartphone platforms and featurephones – Any device that doesn’t support media queries will receive the basic, C grade experience</text:span></text:p>
        </text:list-item>
      </text:list>
      <text:p text:style-name="P2"/>
      <text:p text:style-name="P24">Acceso Remoto (La aplicación está alojada en los servidores personales de ElektraInformatica)</text:p>
      <text:p text:style-name="P2"/>
      <text:p text:style-name="P4">Dirección url temporal de acceso al sistema:</text:p>
      <text:p text:style-name="P5"><text:a xlink:type="simple" xlink:href="http://184.75.249.250/tmpro/9001"/></text:p>
      <text:p text:style-name="P5"><text:a xlink:type="simple" xlink:href="http://184.75.249.250/tmpro/9001">http://184.75.249.250/tmpro/5001</text:a>/ <text:s text:c="2"/></text:p>
      <text:p text:style-name="P5">(<text:span text:style-name="T12">copia y pega esto en la barra de direcciones de tu navegador web</text:span>)</text:p>
      <text:p text:style-name="P4"><text:soft-page-break/></text:p>
      <text:p text:style-name="P3">Datos de acceso:</text:p>
      <text:p text:style-name="P4"/>
      <text:p text:style-name="P4"><text:span text:style-name="T9">usuario:</text:span> admin<text:tab/></text:p>
      <text:p text:style-name="P4"><text:span text:style-name="T9">contraseña:</text:span> 1234</text:p>
      <text:p text:style-name="P4"/>
      <text:p text:style-name="P24">Acceso Local:</text:p>
      <text:p text:style-name="Standard"/>
      <text:p text:style-name="P4">Dirección url de acceso al sistema:</text:p>
      <text:p text:style-name="P5"><text:a xlink:type="simple" xlink:href="http://184.75.249.250/tmpro/9001"/></text:p>
      <text:p text:style-name="P5"><text:a xlink:type="simple" xlink:href="http://184.75.249.250/tmpro/9001">http://localhost/domotechapp/</text:a> <text:s text:c="2"/></text:p>
      <text:p text:style-name="P5">(<text:span text:style-name="T12">copia y pega esto en la barra de direcciones de tu navegador web</text:span>)</text:p>
      <text:p text:style-name="P4"/>
      <text:p text:style-name="P3">Datos de acceso:</text:p>
      <text:p text:style-name="P4"/>
      <text:p text:style-name="P4"><text:span text:style-name="T9">usuario:</text:span> admin<text:tab/></text:p>
      <text:p text:style-name="P4"><text:span text:style-name="T9">contraseña:</text:span> 123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, sans-serif"/>
    <style:font-face style:name="verdana" svg:font-family="verdana, helvetic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color="#b3b3b3" fo:font-style="italic" fo:background-color="transparent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text-underline-style="solid" style:text-underline-width="auto" style:text-underline-color="font-color"/>
    </style:style>
    <style:style style:name="MT2" style:family="text">
      <style:text-properties style:text-underline-style="none"/>
    </style:style>
    <style:style style:name="MT3" style:family="text">
      <style:text-properties fo:color="#b3b3b3" fo:font-style="italic" style:text-underline-style="solid" style:text-underline-width="auto" style:text-underline-color="font-color" fo:font-weight="normal" fo:background-color="transparent" style:font-style-asian="italic" style:font-weight-asian="normal" style:font-style-complex="italic" style:font-weight-complex="normal"/>
    </style:style>
    <style:style style:name="MT4" style:family="text">
      <style:text-properties fo:color="#b3b3b3" fo:font-style="italic" style:text-underline-style="solid" style:text-underline-width="auto" style:text-underline-color="font-color" fo:background-color="transparent" style:font-style-asian="italic" style:font-style-complex="italic"/>
    </style:style>
    <style:style style:name="MT5" style:family="text">
      <style:text-properties fo:color="#b3b3b3" fo:font-style="italic" style:text-underline-style="none" fo:background-color="transparent" style:font-style-asian="italic" style:font-style-complex="italic"/>
    </style:style>
    <style:style style:name="MT6" style:family="text">
      <style:text-properties fo:font-variant="normal" fo:text-transform="none" fo:color="#b3b3b3" style:font-name="Liberation Serif" fo:font-size="12pt" fo:letter-spacing="normal" fo:font-style="italic" style:text-underline-style="none" fo:font-weight="normal" fo:background-color="transparent" style:font-size-asian="12pt" style:font-style-asian="italic" style:font-size-complex="12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royecto:</text:span><text:span text:style-name="MT2"> Tablero Móvil</text:span> <text:tab/><text:tab/><text:tab/><text:tab/><text:tab/><text:tab/> <text:s text:c="10"/><text:span text:style-name="MT1">Fecha:</text:span><text:span text:style-name="MT2"> </text:span>02/04/2012</text:p>
        <text:p text:style-name="MP1"><text:span text:style-name="MT1">Cliente:</text:span> Domotech</text:p>
        <text:p text:style-name="Standard"><text:span text:style-name="MT3">Email C</text:span><text:span text:style-name="MT4">liente:</text:span><text:span text:style-name="MT5"> </text:span><text:span text:style-name="MT6">matiasgiori@hotmail.com </text:span></text:p>
      </style:header>
      <style:footer>
        <text:p text:style-name="MP2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ny </meta:initial-creator>
    <meta:creation-date>2012-04-01T19:56:24</meta:creation-date>
    <dc:date>2012-04-02T18:48:29</dc:date>
    <dc:creator>johnny </dc:creator>
    <meta:editing-duration>PT5H32M22S</meta:editing-duration>
    <meta:editing-cycles>6</meta:editing-cycles>
    <meta:generator>LibreOffice/3.4$Linux LibreOffice_project/340m1$Build-12</meta:generator>
    <meta:document-statistic meta:table-count="0" meta:image-count="0" meta:object-count="0" meta:page-count="5" meta:paragraph-count="0" meta:word-count="1050" meta:character-count="6970" meta:non-whitespace-character-count="6032"/>
  </office:meta>
</office:document-meta>
</file>